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svg:stroke-color="#000000" draw:fill="solid" draw:fill-color="#eeeee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fill="solid" draw:fill-color="#cccccc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5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.1cm" fo:margin-bottom="0.1cm" fo:line-height="100%" fo:text-align="center" fo:text-indent="0cm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45cm" svg:height="1.61cm" svg:x="0.6cm" svg:y="2.26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.11cm" svg:height="8.3cm" svg:x="6.69cm" svg:y="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3.4cm" svg:y1="2.75cm" svg:x2="6.2cm" svg:y2="2.75cm">
          <text:p/>
        </draw:line>
        <draw:line draw:style-name="gr3" draw:text-style-name="P1" draw:layer="layout" svg:x1="6.2cm" svg:y1="3.45cm" svg:x2="3.4cm" svg:y2="3.45cm">
          <text:p/>
        </draw:line>
        <draw:frame draw:style-name="gr4" draw:text-style-name="P5" draw:layer="layout" svg:width="3.7cm" svg:height="1.199cm" svg:x="2.95cm" svg:y="1.501cm">
          <draw:text-box>
            <text:p text:style-name="P1"><text:span text:style-name="T2">HTTP-Request (URL) </text:span></text:p>
          </draw:text-box>
        </draw:frame>
        <draw:frame draw:style-name="gr4" draw:text-style-name="P5" draw:layer="layout" svg:width="4.02cm" svg:height="1.199cm" svg:x="2.83cm" svg:y="3.6cm">
          <draw:text-box>
            <text:p text:style-name="P1"><text:span text:style-name="T2">HTTP-Response (file)</text:span></text:p>
          </draw:text-box>
        </draw:frame>
        <draw:custom-shape draw:style-name="gr5" draw:text-style-name="P5" draw:layer="layout" svg:width="2.17cm" svg:height="2.03cm" svg:x="15.2cm" svg:y="3.9cm">
          <text:p text:style-name="P1"><text:span text:style-name="T2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1" draw:layer="layout" svg:x1="13.5cm" svg:y1="5.1cm" svg:x2="15.2cm" svg:y2="5.1cm">
          <text:p/>
        </draw:line>
        <draw:frame draw:style-name="gr7" draw:text-style-name="P6" draw:layer="layout" svg:width="3.2cm" svg:height="0.725cm" svg:x="8.8cm" svg:y="1.075cm">
          <draw:text-box>
            <text:p><text:span text:style-name="T1">Web server</text:span></text:p>
          </draw:text-box>
        </draw:frame>
        <draw:custom-shape draw:style-name="gr8" draw:text-style-name="P5" draw:layer="layout" svg:width="2.8cm" svg:height="1.6cm" svg:x="7.2cm" svg:y="2.5cm">
          <text:p text:style-name="P1"><text:span text:style-name="T2">Servlet</text:span></text:p>
          <text:p text:style-name="P1"><text:span text:style-name="T2">(Controlle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" draw:layer="layout" svg:width="2.8cm" svg:height="1.6cm" svg:x="10.7cm" svg:y="4.3cm">
          <text:p text:style-name="P1"><text:span text:style-name="T2">JavaBean</text:span></text:p>
          <text:p text:style-name="P1"><text:span text:style-name="T2">(Model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" draw:layer="layout" svg:width="2.8cm" svg:height="1.6cm" svg:x="7.3cm" svg:y="6.6cm">
          <text:p text:style-name="P1"><text:span text:style-name="T2">JSP</text:span></text:p>
          <text:p text:style-name="P1"><text:span text:style-name="T2">(View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10cm" svg:y1="3.3cm" svg:x2="12cm" svg:y2="4.3cm">
          <text:p/>
        </draw:line>
        <draw:line draw:style-name="gr3" draw:text-style-name="P1" draw:layer="layout" svg:x1="8.6cm" svg:y1="4.1cm" svg:x2="8.6cm" svg:y2="6.8cm">
          <text:p/>
        </draw:line>
        <draw:line draw:style-name="gr6" draw:text-style-name="P1" draw:layer="layout" svg:x1="10.1cm" svg:y1="7.3cm" svg:x2="11.8cm" svg:y2="5.9cm">
          <text:p/>
        </draw:line>
        <draw:frame draw:style-name="gr7" draw:text-style-name="P7" draw:layer="layout" svg:width="3.2cm" svg:height="0.725cm" svg:x="10.6cm" svg:y="2.975cm">
          <draw:text-box>
            <text:p><text:span text:style-name="T3">Instantiate</text:span></text:p>
          </draw:text-box>
        </draw:frame>
        <draw:frame draw:style-name="gr9" draw:text-style-name="P7" draw:layer="layout" svg:width="2.996cm" svg:height="0.825cm" draw:transform="rotate (-1.58824961931484) translate (8.4cm 4.014cm)">
          <draw:text-box>
            <text:p><text:span text:style-name="T3">Select Vie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judge </meta:initial-creator>
    <meta:creation-date>2013-11-21T22:59:27.346385250</meta:creation-date>
    <dc:date>2013-11-21T23:10:35.401123378</dc:date>
    <dc:creator>markusjudge </dc:creator>
    <meta:editing-duration>P0D</meta:editing-duration>
    <meta:editing-cycles>2</meta:editing-cycles>
    <meta:generator>LibreOffice/4.1.3.2$Linux_X86_64 LibreOffice_project/410m0$Build-2</meta:generator>
    <meta:document-statistic meta:object-count="17"/>
  </office:meta>
</office:document-meta>
</file>